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172" officeooo:paragraph-rsid="001e9172"/>
    </style:style>
    <style:style style:name="P2" style:family="paragraph" style:parent-style-name="Standard">
      <style:text-properties officeooo:rsid="00215603" officeooo:paragraph-rsid="00215603"/>
    </style:style>
    <style:style style:name="P3" style:family="paragraph" style:parent-style-name="Standard">
      <style:text-properties officeooo:rsid="001e9172" officeooo:paragraph-rsid="001e9172"/>
    </style:style>
    <style:style style:name="P4" style:family="paragraph" style:parent-style-name="Standard">
      <style:text-properties officeooo:rsid="001e9172" officeooo:paragraph-rsid="002e3fa1"/>
    </style:style>
    <style:style style:name="T1" style:family="text">
      <style:text-properties officeooo:rsid="0022dde1"/>
    </style:style>
    <style:style style:name="T2" style:family="text">
      <style:text-properties officeooo:rsid="0023d7a4"/>
    </style:style>
    <style:style style:name="T3" style:family="text">
      <style:text-properties officeooo:rsid="0024f5a2"/>
    </style:style>
    <style:style style:name="T4" style:family="text">
      <style:text-properties officeooo:rsid="0026e1cd"/>
    </style:style>
    <style:style style:name="T5" style:family="text">
      <style:text-properties officeooo:rsid="002c45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evaluation training SSD</text:p>
      <text:p text:style-name="P1"/>
      <text:p text:style-name="P1">python3 train_ssd.py --data=data/<text:span text:style-name="T2">car</text:span> --model-dir=models/<text:span text:style-name="T1">cars</text:span>_nesterov --batch-size=8 --epochs=<text:span text:style-name="T1">5</text:span>5 --pretrained-ssd=models/mobilenet-v1-ssd-mp-0_675.pth --num-workers=4 --validation-mean-ap</text:p>
      <text:p text:style-name="P1"/>
      <text:p text:style-name="P1">python3 train_ssd.py --data=data/fruit --model-dir=models/fruit_nesterov_v2_vgg16 --batch-size= --epochs=15 --pretrained-ssd=models/vgg16-ssd-mp-0_7726.pth --num-workers=8 --validation-mean-ap --network=vgg16-ssd</text:p>
      <text:p text:style-name="P1"/>
      <text:p text:style-name="P1">python3 eval_ssd.py --model=models/fruit_nesterov_v2/mb1-ssd-Epoch-14-Loss-3.7794568334889207.pth <text:s/>--label_file=models/fruit/labels.txt --net=mb1-ssd --dataset=data/fruit –dataset_type=open_images</text:p>
      <text:p text:style-name="P1"/>
      <text:p text:style-name="P1"/>
      <text:p text:style-name="P2">codes of the vgg or ssd </text:p>
      <text:p text:style-name="P1"><text:a xlink:type="simple" xlink:href="https://github.com/dusty-nv/pytorch-ssd/tree/86155c0c410e0959df0184b24af6a8f59f49fbe5/vision/ssd" text:style-name="Internet_20_link" text:visited-style-name="Visited_20_Internet_20_Link">https://github.com/dusty-nv/pytorch-ssd/tree/86155c0c410e0959df0184b24af6a8f59f49fbe5/vision/ssd</text:a></text:p>
      <text:p text:style-name="P1"/>
      <text:p text:style-name="P1"/>
      <text:p text:style-name="P1"><text:a xlink:type="simple" xlink:href="https://github.com/dusty-nv/pytorch-ssd/blob/86155c0c410e0959df0184b24af6a8f59f49fbe5/vision/transforms/transforms.py" text:style-name="Internet_20_link" text:visited-style-name="Visited_20_Internet_20_Link">https://github.com/dusty-nv/pytorch-ssd/blob/86155c0c410e0959df0184b24af6a8f59f49fbe5/vision/transforms/transforms.py</text:a></text:p>
      <text:p text:style-name="P1"/>
      <text:p text:style-name="P1">https://github.com/dusty-nv/jetson-inference/blob/dev/docs/pytorch-ssd.md</text:p>
      <text:p text:style-name="P1"/>
      <text:p text:style-name="P1"/>
      <text:p text:style-name="P1"><text:a xlink:type="simple" xlink:href="https://github.com/dusty-nv/jetson-inference#pre-trained-models" text:style-name="Internet_20_link" text:visited-style-name="Visited_20_Internet_20_Link">https://github.com/dusty-nv/jetson-inference#pre-trained-models</text:a></text:p>
      <text:p text:style-name="P1"/>
      <text:p text:style-name="P1"/>
      <text:p text:style-name="P1"/>
      <text:p text:style-name="P1"><text:span text:style-name="T3">c</text:span>lassesNAMES="Ambulance,Bear,Bicycle,Bicycle helmet,Boy,Bus,Car,Cart,Cat,Dog,Fox,Girl,Helmet,Land vehicle,Man,Mobile phone,Person,Sheep,Skateboard,Stop sign,Street light,Taxi,Traffic light,Traffic sign,Truck,Van,Vehicle,Vehicle registration plate,Woman"</text:p>
      <text:p text:style-name="P1"/>
      <text:p text:style-name="P4"><text:span text:style-name="T3">c</text:span>lassesNAMES="Ambulance"</text:p>
      <text:p text:style-name="P1"/>
      <text:p text:style-name="P1">python3 open_images_downloader.py --class-names="$classesNAMES" --data=data/car <text:s/>--max-images<text:span text:style-name="T4">=</text:span><text:span text:style-name="T5">30</text:span><text:span text:style-name="T4">000 --num-workers</text:span><text:span text:style-name="T5">=3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20:12:27.539284243</meta:creation-date>
    <meta:generator>LibreOffice/7.3.7.2$Linux_X86_64 LibreOffice_project/30$Build-2</meta:generator>
    <dc:date>2023-04-16T16:48:15.138328274</dc:date>
    <meta:editing-duration>PT3H40M15S</meta:editing-duration>
    <meta:editing-cycles>13</meta:editing-cycles>
    <meta:document-statistic meta:table-count="0" meta:image-count="0" meta:object-count="0" meta:page-count="1" meta:paragraph-count="12" meta:word-count="80" meta:character-count="1390" meta:non-whitespace-character-count="1342"/>
  </office:meta>
</office:document-meta>
</file>